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0">
      <style:text-properties fo:color="#ff0000" style:text-position="0% 100%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 style:list-style-name="L8"/>
    <style:style style:name="P19" style:family="paragraph" style:parent-style-name="Standard" style:list-style-name="L8">
      <style:text-properties fo:font-weight="bold" style:font-weight-asian="bold" style:font-weight-complex="bold"/>
    </style:style>
    <style:style style:name="P20" style:family="paragraph" style:parent-style-name="Standard" style:list-style-name="L8">
      <style:text-properties fo:font-style="normal" style:font-style-asian="normal" style:font-style-complex="normal"/>
    </style:style>
    <style:style style:name="P21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9"/>
    <style:style style:name="P23" style:family="paragraph" style:parent-style-name="Standard" style:list-style-name="L10"/>
    <style:style style:name="P24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8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text-properties style:use-window-font-color="tru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0">
      <style:text-properties fo:color="#ff3333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34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text-underline-style="none"/>
    </style:style>
    <style:style style:name="T25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ff3333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Sažetak rada “Indexing compressed text” (Ferragina i Manzini)</text:h>
      <text:p text:style-name="P3"/>
      <text:list xml:id="list967687760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1012801432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list xml:id="list938037051" text:continue-numbering="true" text:style-name="L1">
        <text:list-item>
          <text:p text:style-name="P5">oznake:</text:p>
          <text:list>
            <text:list-item>
              <text:p text:style-name="P5">p → duljina teksta P, |P|</text:p>
            </text:list-item>
            <text:list-item>
              <text:p text:style-name="P5">n → duljina teksta T, |T|</text:p>
            </text:list-item>
            <text:list-item>
              <text:p text:style-name="P5">d → broj riječi u LZ78 rječniku</text:p>
            </text:list-item>
          </text:list>
        </text:list-item>
      </text:list>
      <text:p text:style-name="Standard"/>
      <text:p text:style-name="Standard">Index broj 1:</text:p>
      <text:list xml:id="list136016957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76283305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1772058343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1400023595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974131033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865199477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85685072" text:style-name="L8">
        <text:list-item>
          <text:list>
            <text:list-item>
              <text:list>
                <text:list-item>
                  <text:p text:style-name="P18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9">2. faza (lociranje):</text:p>
              <text:list>
                <text:list-item>
                  <text:p text:style-name="P18">koristi Opp(T) koji smo konstruirali u 1. fazi</text:p>
                </text:list-item>
                <text:list-item>
                  <text:p text:style-name="P18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8">kad bi to znali, znali bi i locirati pojavljivanja stringa P</text:p>
                    </text:list-item>
                    <text:list-item>
                      <text:p text:style-name="P18">na to ce nam odgovoriti algoritam GET_POSITION(i)</text:p>
                    </text:list-item>
                  </text:list>
                </text:list-item>
                <text:list-item>
                  <text:p text:style-name="P18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8"><text:span text:style-name="T9">BACKWARD_STEP(i)</text:span><text:span text:style-name="T2"> algoritam → pomocni algoritam</text:span></text:p>
                  <text:list>
                    <text:list-item>
                      <text:p text:style-name="P18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20">koristi Opp(T) (jer mu treba Occ(_,_) i C(_))</text:p>
                    </text:list-item>
                    <text:list-item>
                      <text:p text:style-name="P18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20"><text:span text:style-name="T8">GET_POSITION(i)</text:span> algoritam → glavni algoritam</text:p>
                  <text:list>
                    <text:list-item>
                      <text:p text:style-name="P20">vraca poziciju retka iz Mt sa indeksom <text:span text:style-name="T1">i </text:span>unutar stringa T</text:p>
                    </text:list-item>
                    <text:list-item>
                      <text:p text:style-name="P20">koristi algoritam BACKWARD_STEP</text:p>
                    </text:list-item>
                    <text:list-item>
                      <text:p text:style-name="P20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1584661566" text:style-name="L9">
        <text:list-item>
          <text:list>
            <text:list-item>
              <text:list>
                <text:list-item>
                  <text:p text:style-name="P22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127723499" text:style-name="L10">
        <text:list-item>
          <text:p text:style-name="P21">temelji se na indexu broj 1, ali na drugačiji (brži) način locira string P </text:p>
          <text:list>
            <text:list-item>
              <text:p text:style-name="P21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4"><text:span text:style-name="T3">koristi LZ78 parsiranje: iz T parsiranjem dobijemo T</text:span><text:span text:style-name="T12">$ </text:span></text:p>
          <text:list>
            <text:list-item>
              <text:p text:style-name="P25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5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5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5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7">1. faza (brojanje)</text:p>
          <text:list>
            <text:list-item>
              <text:p text:style-name="P28">ista kao u indexu broj 1</text:p>
            </text:list-item>
          </text:list>
        </text:list-item>
        <text:list-item>
          <text:p text:style-name="P27">2. faza (lociranje)</text:p>
          <text:list>
            <text:list-item>
              <text:p text:style-name="P28">vremenska složenost: O(p + occ)</text:p>
            </text:list-item>
            <text:list-item>
              <text:p text:style-name="P28">dijelimo ju na dvije vrste lociranja (dakle na dva algoritma): </text:p>
              <text:list>
                <text:list-item>
                  <text:p text:style-name="P26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6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29">lociranje internih pojavljivanja</text:p>
              <text:list>
                <text:list-item>
                  <text:p text:style-name="P28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30">strategija za nalaženje pojavljivanja riječi P:</text:p>
                  <text:list>
                    <text:list-item>
                      <text:p text:style-name="P25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8">kraće: treba samo naći riječi kojima je P suffix i obići podstabla kako bi pročitali pozicije (treba mrvicu računati).</text:p>
                    </text:list-item>
                    <text:list-item>
                      <text:p text:style-name="P27">kako to efikasno napraviti?</text:p>
                      <text:list>
                        <text:list-item>
                          <text:p text:style-name="P25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5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17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3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8">ZANIMLJIVO: ovaj algoritam neće vratiti lokacije sortirane, što bi možda netko očekivao</text:p>
                    </text:list-item>
                    <text:list-item>
                      <text:p text:style-name="P16">POSEBNOSTI KADA JE ZADNJA RIJEČ ISTA KAO NEKA PRIJE:</text:p>
                      <text:list>
                        <text:list-item>
                          <text:p text:style-name="P16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16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2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7">strukture: </text:p>
                  <text:list>
                    <text:list-item>
                      <text:p text:style-name="P28">Trie <text:s/></text:p>
                      <text:list>
                        <text:list-item>
                          <text:p text:style-name="P28">sadrži čvorove od kojih svaki predstavlja jednu LZ78 riječ</text:p>
                        </text:list-item>
                        <text:list-item>
                          <text:p text:style-name="P31">pokazivače na djecu pamtim pomoću mape</text:p>
                        </text:list-item>
                        <text:list-item>
                          <text:p text:style-name="P28">sadrži array N koji mapira retke strukture Opp na čvorove od Trie</text:p>
                        </text:list-item>
                      </text:list>
                    </text:list-item>
                    <text:list-item>
                      <text:p text:style-name="P25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8">vraća raspon redaka</text:p>
                        </text:list-item>
                      </text:list>
                    </text:list-item>
                  </text:list>
                </text:list-item>
                <text:list-item>
                  <text:p text:style-name="P27">pretprocessing:</text:p>
                  <text:list>
                    <text:list-item>
                      <text:p text:style-name="P28">izgradi Trie</text:p>
                    </text:list-item>
                    <text:list-item>
                      <text:p text:style-name="P23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8">mapiraj retke od Opp(T<text:span text:style-name="T11">$</text:span><text:span text:style-name="T17">R</text:span>) na cvorove od Trie: </text:p>
                      <text:list>
                        <text:list-item>
                          <text:p text:style-name="P28"><text:span text:style-name="T3">pitaj Opp za $T</text:span><text:span text:style-name="T11">i</text:span><text:span text:style-name="T17">R</text:span><text:span text:style-name="T3">$ za i </text:span><text:span text:style-name="T23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10">GET_INTERNAL(P)</text:span><text:span text:style-name="T3"> algoritam</text:span></text:p>
                  <text:list>
                    <text:list-item>
                      <text:p text:style-name="P28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8">obiđi podstabla od svih riječi koje smo našli I dobij iz svakog čvora lokaciju pojavljivanja</text:p>
                    </text:list-item>
                    <text:list-item>
                      <text:p text:style-name="P28">vraća lokacije internih pojavljivanja (nije sortirano)</text:p>
                    </text:list-item>
                    <text:list-item>
                      <text:p text:style-name="P32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2"/>
          <text:list text:continue-numbering="true">
            <text:list-item>
              <text:p text:style-name="P29">lociranje preklapajućih pojavljivanja</text:p>
              <text:list>
                <text:list-item>
                  <text:p text:style-name="P28">dva slučaja: dugački uzorci i kratki uzorci</text:p>
                  <text:list>
                    <text:list-item>
                      <text:p text:style-name="P28">o tome u koju kategoriju uzorak P spada se odlučuje na temelju njegove duljine</text:p>
                    </text:list-item>
                    <text:list-item>
                      <text:p text:style-name="P28">ako je uzorak &gt; od log(log n) onda je dugacak, inace je kratak</text:p>
                    </text:list-item>
                    <text:list-item>
                      <text:p text:style-name="P28">problem: što ako je n (n je duljina stringa T) manji od 4? Onda će nam log(log n) dati broj manji od 1 ili će se čak dogoditi pogreška</text:p>
                    </text:list-item>
                    <text:list-item>
                      <text:p text:style-name="P28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2">dugi uzorci (p &gt; log(log n)):</text:p>
                  <text:list>
                    <text:list-item>
                      <text:p text:style-name="P13">GLAVNA IDEJA (malo pojednostavljena, bez log log n):</text:p>
                      <text:list>
                        <text:list-item>
                          <text:p text:style-name="P14">Prođem kroz TLZR, I za svaki $ zapamtim indexe redaka iz Opp struktura od prefiska I sufiksa → to spremim u RTQ. Tako sam za svaki $ zapamtio dvije skupine indexa, koji ga definiraju.</text:p>
                        </text:list-item>
                        <text:list-item>
                          <text:p text:style-name="P14">Ako je P dugi uzorak koji nije u samo jednoj LZ riječi, onda znači da ga u T-u mogu naći ali prelomljenog sa jednim ili više $-znakova. Zato idem po P po redu, I probam na svaku poziciju staviti $ te za prefix I suffix koji su tako dobiveni potražim indexe redaka u odgovarajućim Opp strukturama. Tako <text:soft-page-break/>dobijem dvije skupine indexa. Ako zbilja postoji neki $ u T koji tako lomi P, onda I za njegov prefix I suffix moraju biti isti indexi redaka. Posto imam već sve takve T pospremljene u RTQ, lako provjerim postoji li takav $. Ako postoji, onda sam našao P, ispišem poziciju(koristim znanje o poziciji $).</text:p>
                        </text:list-item>
                        <text:list-item>
                          <text:p text:style-name="P14"><text:span text:style-name="T28">JAKO POJEDNOSTAVLJENO</text:span> (ali se ne radi baš tako nego pamtim indexe):</text:p>
                          <text:list>
                            <text:list-item>
                              <text:p text:style-name="P14">za svaki $ iz T zapamtim što je prije njega I poslije njega.</text:p>
                            </text:list-item>
                            <text:list-item>
                              <text:p text:style-name="P14">Idem po P, na svakom mjestu predvidim da se ubacio $. Pogledam što je ispred njega I iza njega, I pitam se postoje li takvi $ u T. Ako postoje takvi koji imaju iste stvari ispred I iza, onda sam našao P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KAKO SA log log n?</text:p>
                      <text:list>
                        <text:list-item>
                          <text:p text:style-name="P14">Ideja je ta da umjesto da probamo prelomiti P na svakoj poziciji, lomimo ga na svakoj (log (log n))-toj. Kako to onda radi? Radi zato jer također pamtimo više stvari u vezi T. Dakle, osim što kod T pamtimo za svaki $ indexe redaka sufiksa I prefiska, također istu stvar pamtimo I za svaku od (log (log n)) pozicija ispred $ (nazovimo te pozicije “lažni” dolari). Zašto kada tamo nije dolar, tamo ništa ne lomi riječ? Primjetimo sljedeće: kada u P gledamo neku poziciju h, iduća pozicija koju ćemo gledati će biti udaljena za (log (log n)), i nećemo isprobati za one pozicije između da li se možda P tamo lomi. Zato smo si u T izmislili “lažne” $. Naime, ako dobijemo za neki h da takav lomitelj postoji u T na poziciji poz, a taj lomitelj je ustvari “lažni” $ od kojeg je pravi $ udaljen za k prema desno, to nam govori sljedeće: P zbilja postoji slomljen u T, ali ne na poziciji h nego na poziciji h + k. Pošto smo napravili “lažne” dolare za sve k od 0 do (log (log n)), a možemo otkriti sve h+k pozicijie u P, znači da možemo pokriti sve pozicije u P, tj. i dalje imamo efekt kao da smo P lomili na svakoj poziciji! <text:span text:style-name="T29">Ono što je tu bitno, a ne piše u članku nego sam sam zaključio, je da h+k može biti veće(ili jednako) od duljine od P, što bi značilo da smo našli P ali nije prelomljen $ nego je dolar negdje još desnije od kraja od P. Ne želimo dojaviti poziciju takvog P jer je to unutarnje pojavljivanje, pa takve onda preskočim. Zato uz svaki v pamtim i k.</text:span></text:p>
                        </text:list-item>
                      </text:list>
                    </text:list-item>
                    <text:list-item>
                      <text:p text:style-name="P13">strukture: </text:p>
                      <text:list>
                        <text:list-item>
                          <text:p text:style-name="P14">suffixesOfP – vector koji sadrži raspon redaka u Opp(T) za svaki suffiks od P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suffixes[m] = odgovara suffixu od P koji počinje od (m+1)-te pozicije (ako uzmem da je prva 1) ili od m-te pozicije (ako uzmemo da je prva pozicija 0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<text:span text:style-name="T25">prefixesOfP - vector koji sadrži raspon redaka u Opp(T</text:span><text:span text:style-name="T26">$</text:span><text:span text:style-name="T27">R</text:span><text:span text:style-name="T25">) za svaki prefix od P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analogno sa suffixOf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RT(Q')</text:p>
                          <text:list>
                            <text:list-item>
                              <text:p text:style-name="P13"><text:span text:style-name="T22">sadrži </text:span>skup točaka Q'<text:span text:style-name="T22"> (točke su dvodimenzionalne: (x,y))</text:span></text:p>
                              <text:list>
                                <text:list-item>
                                  <text:p text:style-name="P31">taj skup gradimo ovako:</text:p>
                                  <text:list>
                                    <text:list-item>
                                      <text:p text:style-name="P31">za svaku riječ T<text:span text:style-name="T11">j-1</text:span> (dakle svaku riječ osim zadnje) odaberi svaku od zadnjih log(log n) pozicija (pozicija k) i na njoj podijeli riječ na T<text:span text:style-name="T11">j-1</text:span><text:span text:style-name="T17">-k</text:span> i T<text:span text:style-name="T11">j-1</text:span><text:span text:style-name="T17">+k</text:span> </text:p>
                                      <text:list>
                                        <text:list-item>
                                          <text:p text:style-name="P31">nadji redak x u Opp(T) za T<text:span text:style-name="T11">j-1</text:span><text:span text:style-name="T17">-k</text:span> i nadji redak y u Opp(T<text:span text:style-name="T11">$</text:span><text:span text:style-name="T17">R</text:span>) za T<text:span text:style-name="T11">j-1</text:span><text:span text:style-name="T17">+k</text:span></text:p>
                                        </text:list-item>
                                        <text:list-item>
                                          <text:p text:style-name="P31">u Q' dodaj točku (x,y), a u V njoj pridruženu vrijednost v(x,y)</text:p>
                                          <text:list>
                                            <text:list-item>
                                              <text:p text:style-name="P31">v(x,y) = 1 + |T<text:span text:style-name="T11">1</text:span>| + ... + |T<text:span text:style-name="T11">j-1</text:span>| - k</text:p>
                                            </text:list-item>
                                            <text:list-item>
                                              <text:p text:style-name="P31">uz svaki v, pamtim i k da ne bih vraćao riječi koje nisu overlapping → <text:span text:style-name="T29">tog nema u članku to sam sam izmisli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<text:soft-page-break/><text:span text:style-name="T22">sadrži vrijednosti v</text:span><text:span text:style-name="T15">j,k</text:span><text:span text:style-name="T22"> (svakoj točci je pridružena takva vrijednost)</text:span></text:p>
                            </text:list-item>
                            <text:list-item>
                              <text:p text:style-name="P14">omogućuje brzo pretraživanje po tom skupu (po dvije dimenzije, vraca sve tocke unutar pravokutnika)</text:p>
                              <text:list>
                                <text:list-item>
                                  <text:p text:style-name="P14">brzina pretraživanja je log(log(n))</text:p>
                                </text:list-item>
                              </text:list>
                            </text:list-item>
                            <text:list-item>
                              <text:p text:style-name="P16">članak od Alstrupa govori kako napraviti ovu strukturu</text:p>
                              <text:list>
                                <text:list-item>
                                  <text:p text:style-name="P31">nisam nigdje uspio naći implementaciju tog članka a čini se komplicirano za implementirati pa zato koristim sporiju implementaciju, brzine log(n). Radi se o implementaciji iz LEDA library-a.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</text:span></text:p>
                        </text:list-item>
                        <text:list-item>
                          <text:p text:style-name="P14">Opp(T)</text:p>
                        </text:list-item>
                      </text:list>
                    </text:list-item>
                    <text:list-item>
                      <text:p text:style-name="P14">NAPOMENA: suffixesOfP i prefixesOfP se grade u letu, dakle kad dodje upit za P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1">koristi se POSEBNA verzija backward_search() funkcije iz strukture Opp, koja odmah vraća granice za sve sufikse stringa P (isto ko backward_search() ali vraca i medjurezultate) → s time mogu step (1) ostvari u log(p) slozenosti, ali ne i step (2)</text:p>
                                  <text:list>
                                    <text:list-item>
                                      <text:p text:style-name="P31">za step (2) se koristi malo drugacija verzija, koja takodjer vraca granice svih sufiksa ali prefiksiranih sa nekim znakom (dolarom - $). Dakle, ako nam je zadano $abcd, nama trebaju granice od sljedeceg: $d, $cd, $bcd, $abcd. Kako to napravimo? Tako da prvo nadjemo za d <text:s/>I to zapamtimo, zatim nadjemo za $d, pa onda nastavimo od d I nadjemo za cd koji pamtimo, pa onda nadjemo za $cd, I tako dalje. Iako se radi vise koraka, I dalje je log(p)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izgradi RT(Q')</text:p>
                          <text:list>
                            <text:list-item>
                              <text:p text:style-name="P14">izgradi skup točaka Q' I njemu pripadni skup vrijednosti V</text:p>
                            </text:list-item>
                            <text:list-item>
                              <text:p text:style-name="P14">konstruiraj RT(Q', V)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 je već izgrađen, njega ne treba graditi</text:span></text:p>
                        </text:list-item>
                        <text:list-item>
                          <text:p text:style-name="P14">izgradi Opp(T)</text:p>
                        </text:list-item>
                      </text:list>
                    </text:list-item>
                    <text:list-item>
                      <text:p text:style-name="P34">GET_OVERLAPPING_LONG(P[1,p]) <text:span text:style-name="T20">algoritam</text:span></text:p>
                      <text:list>
                        <text:list-item>
                          <text:p text:style-name="P31">izračunam suffixesOfP i prefixesOfP → O(p)</text:p>
                        </text:list-item>
                        <text:list-item>
                          <text:p text:style-name="P31">lomim P na pozicijama h razmaknutima za (log (log n))</text:p>
                          <text:list>
                            <text:list-item>
                              <text:p text:style-name="P31">za svaku od tih pozicija h: iz suffixesOfP i prefixesOfP procitam retke od prefiksa i retke od sufiksa (sufiks I prefiks su odredjeni pozicijom h)</text:p>
                              <text:list>
                                <text:list-item>
                                  <text:p text:style-name="P31">za svaku poziciju h zatim iz RTQ dohvatim sve točke koje su unutar intervala redaka koje sam odredio za poziciju h I dobijem vrijednosti v<text:span text:style-name="T11">j,k</text:span></text:p>
                                </text:list-item>
                                <text:list-item>
                                  <text:p text:style-name="P31">lokacija je v<text:span text:style-name="T11">j,k</text:span> – h → <text:span text:style-name="T29">BITNO: trebam pamtiti I k, jer k mi govori koliko mi je riječ ustvari lijevo od $. Moguće da je toliko lijevo da ju uopće ne presjeca $, a u tom slučaju ju nećemo vraćati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kratki uzorci (p &lt;= log(log n)):</text:p>
                  <text:list>
                    <text:list-item>
                      <text:p text:style-name="P14">nema puno takvih uzoraka, pa ćemo ih sve pozapamtiti</text:p>
                    </text:list-item>
                    <text:list-item>
                      <text:p text:style-name="P14">za to ću koristiti mapu koja za svaki postojeći kratki uzorak pamti njegove lokacije u stringu T</text:p>
                    </text:list-item>
                    <text:list-item>
                      <text:p text:style-name="P12"><text:span text:style-name="T24">strukture</text:span><text:span text:style-name="T24">:</text:span></text:p>
                      <text:list>
                        <text:list-item>
                          <text:p text:style-name="P14">mapa shortPatterns, koja za svaki postojeći kratki uzorak sadrži popis njegovih lokacija u stringu T</text:p>
                        </text:list-item>
                      </text:list>
                    </text:list-item>
                    <text:list-item>
                      <text:p text:style-name="P14">kako nađem sve postojeće uzorke?</text:p>
                      <text:list>
                        <text:list-item>
                          <text:p text:style-name="P14"><text:soft-page-break/>Tako da za svaki $ oko njega gledam moguće kratke uzorke. Ne uzimam one koji prelaze preko $ koji se nalazi iza jer ću njih kasnije uzeti (inače bih imao duplikate)</text:p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stvaranje mape shortPatterns</text:p>
                          <text:list>
                            <text:list-item>
                              <text:p text:style-name="P13"><text:span text:style-name="T22">vremenska složenost: d*(log(log n))</text:span><text:span text:style-name="T19">2</text:span><text:span text:style-name="T22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29T02:33:49</dc:date>
    <dc:creator>Martin </dc:creator>
    <meta:editing-duration>P3DT14H5M34S</meta:editing-duration>
    <meta:editing-cycles>284</meta:editing-cycles>
    <meta:document-statistic meta:table-count="0" meta:image-count="0" meta:object-count="0" meta:page-count="7" meta:paragraph-count="160" meta:word-count="2501" meta:character-count="13748"/>
  </office:meta>
</office:document-meta>
</file>